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D024159E88.png" manifest:media-type="image/png"/>
  <manifest:file-entry manifest:full-path="Pictures/1000000100000500000003D0F519D0C7.png" manifest:media-type="image/png"/>
  <manifest:file-entry manifest:full-path="Pictures/1000000100000500000003D0D9CF3CB8.png" manifest:media-type="image/png"/>
  <manifest:file-entry manifest:full-path="Pictures/1000000100000500000003D056BFBF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ffe3"/>
    </style:style>
    <style:style style:name="P2" style:family="paragraph" style:parent-style-name="Standard">
      <style:text-properties officeooo:paragraph-rsid="001cff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cm" svg:y="0.034cm" svg:width="17cm" svg:height="12.963cm" draw:z-index="0"><draw:image xlink:href="Pictures/1000000100000500000003D024159E88.png" xlink:type="simple" xlink:show="embed" xlink:actuate="onLoad" draw:mime-type="image/png"/></draw:frame><draw:frame draw:style-name="fr1" draw:name="Изображение2" text:anchor-type="char" svg:x="0.034cm" svg:y="13.136cm" svg:width="17cm" svg:height="12.963cm" draw:z-index="1"><draw:image xlink:href="Pictures/1000000100000500000003D0F519D0C7.png" xlink:type="simple" xlink:show="embed" xlink:actuate="onLoad" draw:mime-type="image/png"/></draw:frame></text:p>
      <text:p text:style-name="P1"><draw:frame draw:style-name="fr1" draw:name="Изображение3" text:anchor-type="char" svg:x="0.166cm" svg:y="0.266cm" svg:width="17cm" svg:height="12.963cm" draw:z-index="2"><draw:image xlink:href="Pictures/1000000100000500000003D0D9CF3CB8.png" xlink:type="simple" xlink:show="embed" xlink:actuate="onLoad" draw:mime-type="image/png"/></draw:frame><draw:frame draw:style-name="fr1" draw:name="Изображение4" text:anchor-type="char" svg:x="0.166cm" svg:y="13.427cm" svg:width="17cm" svg:height="12.963cm" draw:z-index="3"><draw:image xlink:href="Pictures/1000000100000500000003D056BFBF45.png" xlink:type="simple" xlink:show="embed" xlink:actuate="onLoad" draw:mime-type="image/png"/></draw:frame><text:soft-page-break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02:48:48.987000000</meta:creation-date>
    <dc:date>2024-04-22T02:54:14.710000000</dc:date>
    <meta:editing-duration>PT4M38S</meta:editing-duration>
    <meta:editing-cycles>4</meta:editing-cycles>
    <meta:generator>LibreOffice/24.2.1.2$Windows_X86_64 LibreOffice_project/db4def46b0453cc22e2d0305797cf981b68ef5ac</meta:generator>
    <meta:document-statistic meta:table-count="0" meta:image-count="4" meta:object-count="0" meta:page-count="7" meta:paragraph-count="0" meta:word-count="0" meta:character-count="0" meta:non-whitespace-character-count="0"/>
  </office:meta>
</office:document-meta>
</file>